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bdd4" officeooo:paragraph-rsid="001bbdd4"/>
    </style:style>
    <style:style style:name="P2" style:family="paragraph" style:parent-style-name="Header">
      <style:text-properties officeooo:rsid="001bbdd4" officeooo:paragraph-rsid="001bbdd4"/>
    </style:style>
    <style:style style:name="P3" style:family="paragraph" style:parent-style-name="Standard">
      <style:text-properties officeooo:rsid="001bbdd4" officeooo:paragraph-rsid="001bbd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cont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bdd4" officeooo:paragraph-rsid="001bbdd4"/>
    </style:style>
    <style:style style:name="MP2" style:family="paragraph" style:parent-style-name="Footer">
      <style:text-properties officeooo:rsid="001bbdd4" officeooo:paragraph-rsid="001bbdd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$header</text:p>
      </style:header>
      <style:footer>
        <text:p text:style-name="MP2">$footer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3:59:30.133000000</meta:creation-date>
    <dc:date>2024-11-17T20:46:40.334000000</dc:date>
    <meta:editing-duration>PT6M41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4" meta:character-count="29" meta:non-whitespace-character-count="29"/>
  </office:meta>
</office:document-meta>
</file>